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1.2228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4807in"/>
    </style:style>
    <style:style style:name="co5" style:family="table-column">
      <style:table-column-properties fo:break-before="auto" style:column-width="0.811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most-rigouro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s-of-evidence-most-rigourous-2015-09-20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1" office:value-type="string" calcext:value-type="string" table:number-columns-spanned="2" table:number-rows-spanned="1">
            <text:p>Current Count</text:p>
          </table:table-cell>
          <table:covered-table-cell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2" office:value-type="float" office:value="319" calcext:value-type="float" table:number-columns-spanned="2" table:number-rows-spanned="1">
            <text:p>319</text:p>
          </table:table-cell>
          <table:covered-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1" office:value-type="string" calcext:value-type="string" table:number-columns-spanned="2" table:number-rows-spanned="1">
            <text:p>Previous Count</text:p>
          </table:table-cell>
          <table:covered-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2" office:value-type="float" office:value="196" calcext:value-type="float" table:number-columns-spanned="2" table:number-rows-spanned="1">
            <text:p>196</text:p>
          </table:table-cell>
          <table:covered-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prasu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xilet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clopido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</table:table>
      <table:table table:name="tier4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s-of-evidence-tier-4-04202010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1" office:value-type="string" calcext:value-type="string" table:number-columns-spanned="2" table:number-rows-spanned="1">
            <text:p>Current Count</text:p>
          </table:table-cell>
          <table:covered-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2" office:value-type="float" office:value="1014" calcext:value-type="float" table:number-columns-spanned="2" table:number-rows-spanned="1">
            <text:p>1014</text:p>
          </table:table-cell>
          <table:covered-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1" office:value-type="string" calcext:value-type="string" table:number-columns-spanned="2" table:number-rows-spanned="1">
            <text:p>Previous Count</text:p>
          </table:table-cell>
          <table:covered-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2" office:value-type="float" office:value="543" calcext:value-type="float" table:number-columns-spanned="2" table:number-rows-spanned="1">
            <text:p>543</text:p>
          </table:table-cell>
          <table:covered-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igecycl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riflunom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sulfinpyraz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oxandrol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apecitab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tigecycl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teriflunom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sulfinpyraz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oxandrol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apecitab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prasu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modafinil-sulfo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elbamat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clopido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ar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italopr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modafinil-sulfo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felbamat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ar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</table:table>
      <table:table table:name="just-labelling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s-of-evidence-just-labeling-02132010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1" office:value-type="string" calcext:value-type="string" table:number-columns-spanned="2" table:number-rows-spanned="1">
            <text:p>Current Count</text:p>
          </table:table-cell>
          <table:covered-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2" office:value-type="float" office:value="1302" calcext:value-type="float" table:number-columns-spanned="2" table:number-rows-spanned="1">
            <text:p>1302</text:p>
          </table:table-cell>
          <table:covered-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1" office:value-type="string" calcext:value-type="string" table:number-columns-spanned="2" table:number-rows-spanned="1">
            <text:p>Previous Count</text:p>
          </table:table-cell>
          <table:covered-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style-name="ce2" office:value-type="float" office:value="900" calcext:value-type="float" table:number-columns-spanned="2" table:number-rows-spanned="1">
            <text:p>900</text:p>
          </table:table-cell>
          <table:covered-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igecycl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riflunom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sulfinpyraz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oxandrol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3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apecitab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tigecycl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teriflunom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sulfinpyraz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oxandrol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apecitab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prasu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modafinil-sulfo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modafinil-sulfo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elbamat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felbamat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clopido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ar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ar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iloperi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drone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z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2:53:50.992743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1:48:47.287916605</meta:creation-date>
    <meta:generator>LibreOffice/4.2.8.2$Linux_X86_64 LibreOffice_project/420m0$Build-2</meta:generator>
    <dc:date>2015-11-23T14:15:16.947058709</dc:date>
    <meta:editing-duration>PT18M34S</meta:editing-duration>
    <meta:editing-cycles>3</meta:editing-cycles>
    <meta:document-statistic meta:table-count="3" meta:cell-count="13180" meta:object-count="0"/>
  </office:meta>
</office:document-meta>
</file>